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8791252242055768688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3340565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3313990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3313416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Mon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</text:p>
      <text:p text:style-name="P3">pulse at the end of first run: 143, pulse at the end of fourth run: 153 </text:p>
      <text:p text:style-name="P4">Warmdown:<text:span text:style-name="T3"> <text:s/>0.4 miles in about 4 minutes and ½ mile jog home.</text:span></text:p>
      <text:p text:style-name="P3"/>
      <text:p text:style-name="P4"><text:span text:style-name="T3">Tues Dec 4, 2018 </text:span>4.5 miles<text:span text:style-name="T3"> <text:s/></text:span></text:p>
      <text:p text:style-name="P4">Warmup:<text:span text:style-name="T3"> <text:s/>½ mile jog to the Wise Center </text:span></text:p>
      <text:p text:style-name="P3">0.1 mile lead into 2 miles on a treadmill and rest 5 minutes</text:p>
      <text:p text:style-name="P3">Splits for 2 mile 8:47, 8:27</text:p>
      <text:p text:style-name="P4">Run:<text:span text:style-name="T3"> 0.1 mile lead into a 1 mile run</text:span></text:p>
      <text:p text:style-name="P3">time for 1 mile: 7:22</text:p>
      <text:p text:style-name="P3">¼ mile splits: 1:52.5, 1:51.1, 1:49.8, 1:48.4</text:p>
      <text:p text:style-name="P3">pulse at the end of the mile: 157</text:p>
      <text:p text:style-name="P4">Warm down:<text:span text:style-name="T3"> <text:s/>0.4 mile on treadmill and 0.5 mile jog home </text:span></text:p>
      <text:p text:style-name="P3"/>
      <text:p text:style-name="P4"><text:span text:style-name="T3">Wed Dec 5, 2018 </text:span>4.75 miles</text:p>
      <text:p text:style-name="P3">I ran on the indoor track in the Wise Center.</text:p>
      <text:p text:style-name="P4">Run:<text:span text:style-name="T3"> <text:s/>3 x ½ mile and 1 x 1 mile with a ¼ mile jog between.</text:span></text:p>
      <text:p text:style-name="P3">Times: 4:27, 4:01, 4:24, (4:16 + 3:58) = 8:14</text:p>
      <text:p text:style-name="P4">Warm down:<text:span text:style-name="T3"> ½ mile jog on the track, rest 3 minutes, 1 mile on a treadmill in 8:59</text:span></text:p>
      <text:p text:style-name="P4"><text:span text:style-name="T3"/></text:p>
      <text:p text:style-name="P4"><text:span text:style-name="T3">Thur Dec 6, 2018 </text:span>7.1 miles</text:p>
      <text:p text:style-name="P4"><text:span text:style-name="T3">I ran on a treadmill in the Wise Center. <text:s text:c="2"/></text:span></text:p>
      <text:p text:style-name="P4">Warmup:<text:span text:style-name="T3"> 2 miles, splits: 9:28, 8:28, 8 minute rest</text:span></text:p>
      <text:p text:style-name="P4">Run:<text:span text:style-name="T3"> a 0.1 mile lead into a 5 mile run in 39:59, splits: 8:06, 8:00, 8:00, 8:00, 7:53</text:span></text:p>
      <text:p text:style-name="P4">Warm down:<text:span text:style-name="T3"> a 4 minute rest and ¼ mile jog on the indoor track <text:s text:c="2"/></text:span></text:p>
      <text:p text:style-name="P3"/>
      <text:p text:style-name="P3"/>
      <text:p text:style-name="P18"><text:soft-page-break/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6T13:13:07.24</dc:date>
    <dc:creator>James  Lombardi</dc:creator>
    <meta:editing-duration>P6DT15H12M17S</meta:editing-duration>
    <meta:editing-cycles>540</meta:editing-cycles>
    <meta:generator>OpenOffice/4.1.2$Win32 OpenOffice.org_project/412m3$Build-9782</meta:generator>
    <meta:document-statistic meta:table-count="0" meta:image-count="0" meta:object-count="0" meta:page-count="9" meta:paragraph-count="214" meta:word-count="2785" meta:character-count="14106"/>
  </office:meta>
</office:document-meta>
</file>